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30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7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2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1" style:family="paragraph" style:parent-style-name="Text_20_body" style:list-style-name="L2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2" style:family="paragraph" style:parent-style-name="Text_20_body" style:list-style-name="L2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3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4" style:family="paragraph" style:parent-style-name="Text_20_body" style:list-style-name="L2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35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00000" loext:opacity="100%"/>
    </style:style>
    <style:style style:name="P36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00000" loext:opacity="100%"/>
    </style:style>
    <style:style style:name="P37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00000" loext:opacity="100%"/>
    </style:style>
    <style:style style:name="T1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fo:color="#f9fafb" loext:opacity="100%" style:text-line-through-style="none" style:text-line-through-type="none" style:font-name="quote-cjk-patch" fo:font-size="12pt" fo:letter-spacing="normal" fo:font-style="normal" style:text-underline-style="none" fo:font-weight="bold" style:text-blinking="false" loext:padding="0.0193in" loext:border-left="1.5pt solid #ffffff" loext:border-right="1.5pt solid #ffffff" loext:border-top="0.74pt solid #ffffff" loext:border-bottom="0.74pt solid #ffffff"/>
    </style:style>
    <style:style style:name="T5" style:family="text">
      <style:text-properties fo:font-variant="normal" fo:text-transform="none" fo:color="#f9fafb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1.5pt solid #ffffff" loext:border-right="1.5pt solid #ffffff" loext:border-top="0.74pt solid #ffffff" loext:border-bottom="0.74pt solid #ffffff"/>
    </style:style>
    <style:style style:name="T6" style:family="text">
      <style:text-properties fo:font-variant="normal" fo:text-transform="none" fo:color="#679ef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1.5pt solid #ffffff" loext:border-right="1.5pt solid #ffffff" loext:border-top="0.74pt solid #ffffff" loext:border-bottom="0.74pt solid #ffffff"/>
    </style:style>
    <style:style style:name="T7" style:family="text">
      <style:text-properties fo:font-variant="normal" fo:text-transform="none" style:text-line-through-style="none" style:text-line-through-type="none" style:font-name="quote-cjk-patch" fo:font-size="12pt" fo:letter-spacing="normal" fo:font-style="normal" style:text-underline-style="none" fo:font-weight="bold" style:text-blinking="false" loext:padding="0.0193in" loext:border-left="1.5pt solid #ffffff" loext:border-right="1.5pt solid #ffffff" loext:border-top="0.74pt solid #ffffff" loext:border-bottom="0.74pt solid #ffffff"/>
    </style:style>
    <style:style style:name="T8" style:family="text">
      <style:text-properties fo:font-variant="normal" fo:text-transform="none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1.5pt solid #ffffff" loext:border-right="1.5pt solid #ffffff" loext:border-top="0.74pt solid #ffffff" loext:border-bottom="0.74pt solid #ffffff"/>
    </style:style>
    <style:style style:name="T9" style:family="text">
      <style:text-properties fo:font-variant="normal" fo:text-transform="none" style:font-name="quote-cjk-patch" fo:font-size="15pt" fo:letter-spacing="normal" fo:font-style="normal" fo:font-weight="bold"/>
    </style:style>
    <style:style style:name="T10" style:family="text">
      <style:text-properties fo:font-variant="normal" fo:text-transform="none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2" style:family="text">
      <style:text-properties fo:font-variant="normal" fo:text-transform="none" fo:color="#c9211e" loext:opacity="100%" style:text-line-through-style="none" style:text-line-through-type="none" style:font-name="quote-cjk-patch" fo:font-size="12pt" fo:letter-spacing="normal" fo:font-style="normal" style:text-underline-style="none" fo:font-weight="bold" style:text-blinking="false" loext:padding="0.0193in" loext:border-left="1.5pt solid #ffffff" loext:border-right="1.5pt solid #ffffff" loext:border-top="0.74pt solid #ffffff" loext:border-bottom="0.74pt solid #ffffff"/>
    </style:style>
    <style:style style:name="T13" style:family="text">
      <style:text-properties fo:font-variant="normal" fo:text-transform="none" fo:color="#c9211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1.5pt solid #ffffff" loext:border-right="1.5pt solid #ffffff" loext:border-top="0.74pt solid #ffffff" loext:border-bottom="0.74pt solid #ffffff"/>
    </style:style>
    <style:style style:name="T14" style:family="text">
      <style:text-properties fo:font-variant="normal" fo:text-transform="none" fo:color="#c9211e" loext:opacity="100%" style:font-name="quote-cjk-patch" fo:font-size="15pt" fo:letter-spacing="normal" fo:font-style="normal" fo:font-weight="bold"/>
    </style:style>
    <style:style style:name="T15" style:family="text">
      <style:text-properties fo:font-variant="normal" fo:text-transform="none" fo:color="#c9211e" loext:opacity="100%" style:font-name="quote-cjk-patch" fo:font-size="12pt" fo:letter-spacing="normal" fo:font-style="normal" fo:font-weight="bold"/>
    </style:style>
    <style:style style:name="T16" style:family="text"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quote-cjk-patch" fo:font-size="12pt" fo:letter-spacing="normal" fo:font-style="normal" style:text-underline-style="none" fo:font-weight="bold" style:text-blinking="false" loext:padding="0.0193in" loext:border-left="1.5pt solid #ffffff" loext:border-right="1.5pt solid #ffffff" loext:border-top="0.74pt solid #ffffff" loext:border-bottom="0.74pt solid #ffffff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1.5pt solid #ffffff" loext:border-right="1.5pt solid #ffffff" loext:border-top="0.74pt solid #ffffff" loext:border-bottom="0.74pt solid #ffffff"/>
    </style:style>
    <style:style style:name="T19" style:family="text"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T20" style:family="text">
      <style:text-properties fo:font-variant="normal" fo:text-transform="none" fo:color="#000000" loext:opacity="100%" style:font-name="quote-cjk-patch" fo:font-size="15pt" fo:letter-spacing="normal" fo:font-style="normal" fo:font-weight="bold" officeooo:rsid="0006922e"/>
    </style:style>
    <style:style style:name="T21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22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7">MICHAEL TUMUHAISE</text:span></text:span><text:span text:style-name="T18"><text:line-break/>Kampala, Uganda<text:line-break/>+256 782 711 856 | +256 759 909 831<text:line-break/>michaeltumuhaise11@gmail.com<text:line-break/>GitHub: </text:span><text:a xlink:type="simple" xlink:href="https://github.com/tumuhaisemichael" office:target-frame-name="_blank" xlink:show="new" text:style-name="Internet_20_link" text:visited-style-name="Visited_20_Internet_20_Link">github.com/tumuhaisemichael</text:a><text:span text:style-name="T18"><text:line-break/>Portfolio: </text:span><text:a xlink:type="simple" xlink:href="https://tumuhaisemichaelportfolio.onrender.com/" office:target-frame-name="_blank" xlink:show="new" text:style-name="Internet_20_link" text:visited-style-name="Visited_20_Internet_20_Link">tumuhaisemichaelportfolio.onrender.com</text:a><text:span text:style-name="T18"><text:line-break/>LinkedIn: </text:span><text:a xlink:type="simple" xlink:href="https://www.linkedin.com/in/tumuhaise-michael-225515352" office:target-frame-name="_blank" xlink:show="new" text:style-name="Internet_20_link" text:visited-style-name="Visited_20_Internet_20_Link">linkedin.com/in/tumuhaise-michael-22551535</text:a></text:p>
      <text:h text:style-name="P1" text:outline-level="3"><text:span text:style-name="Strong_20_Emphasis"><text:span text:style-name="T19">PROFESSIONAL SUMMARY</text:span></text:span></text:h>
      <text:p text:style-name="P35"><text:span text:style-name="T11">Innovative and results-driven Software Engineer with a Bachelor’s degree in Software Engineering and hands-on expertise in full-stack web development, mobile applications, IoT systems, and AI/ML integration. Experienced in building scalable digital solutions across healthcare, agriculture, tourism, and e-commerce. Combines technical proficiency with digital marketing and SEO knowledge to deliver products that are both functional and market-ready. Seeking to leverage multidisciplinary skills in a challenging software engineering role.</text:span></text:p>
      <text:h text:style-name="P1" text:outline-level="3"><text:span text:style-name="Strong_20_Emphasis"><text:span text:style-name="T19">TECHNICAL SKILLS</text:span></text:span></text:h>
      <text:list text:style-name="L16">
        <text:list-item>
          <text:p text:style-name="P5"><text:span text:style-name="Strong_20_Emphasis"><text:span text:style-name="T21">Languages:</text:span></text:span><text:span text:style-name="T22"> JavaScript, Python, PHP, Dart, Java</text:span></text:p>
        </text:list-item>
        <text:list-item>
          <text:p text:style-name="P5"><text:span text:style-name="Strong_20_Emphasis"><text:span text:style-name="T21">Frontend:</text:span></text:span><text:span text:style-name="T22"> React, React Native, Flutter</text:span></text:p>
        </text:list-item>
        <text:list-item>
          <text:p text:style-name="P5"><text:span text:style-name="Strong_20_Emphasis"><text:span text:style-name="T21">Backend:</text:span></text:span><text:span text:style-name="T22"> Django, Laravel, FastAPI</text:span></text:p>
        </text:list-item>
        <text:list-item>
          <text:p text:style-name="P5"><text:span text:style-name="Strong_20_Emphasis"><text:span text:style-name="T21">Databases:</text:span></text:span><text:span text:style-name="T22"> PostgreSQL, MySQL, Firebase, Supabase</text:span></text:p>
        </text:list-item>
        <text:list-item>
          <text:p text:style-name="P5"><text:span text:style-name="Strong_20_Emphasis"><text:span text:style-name="T21">DevOps &amp; Tools:</text:span></text:span><text:span text:style-name="T22"> Docker, Git, REST APIs, cPanel, Supabase</text:span></text:p>
        </text:list-item>
        <text:list-item>
          <text:p text:style-name="P5"><text:span text:style-name="Strong_20_Emphasis"><text:span text:style-name="T21">IoT &amp; Embedded Systems:</text:span></text:span><text:span text:style-name="T22"> Sensor integration, real-time monitoring systems</text:span></text:p>
        </text:list-item>
        <text:list-item>
          <text:p text:style-name="P5"><text:span text:style-name="Strong_20_Emphasis"><text:span text:style-name="T21">AI/ML:</text:span></text:span><text:span text:style-name="T22"> TensorFlow, Scikit-learn, model deployment</text:span></text:p>
        </text:list-item>
        <text:list-item>
          <text:p text:style-name="P5"><text:span text:style-name="Strong_20_Emphasis"><text:span text:style-name="T21">Digital Marketing:</text:span></text:span><text:span text:style-name="T22"> SEO, Google Search Console, keyword optimization</text:span></text:p>
        </text:list-item>
        <text:list-item>
          <text:p text:style-name="P5"><text:span text:style-name="Strong_20_Emphasis"><text:span text:style-name="T21">Other:</text:span></text:span><text:span text:style-name="T22"> Web hosting, chatbot development, cloud deployment, system automation</text:span></text:p>
        </text:list-item>
      </text:list>
      <text:h text:style-name="P1" text:outline-level="3"><text:soft-page-break/><text:span text:style-name="Strong_20_Emphasis"><text:span text:style-name="T19">WORK EXPERIENCE</text:span></text:span></text:h>
      <text:p text:style-name="P2"><text:span text:style-name="Strong_20_Emphasis"><text:span text:style-name="T21">Web Developer</text:span></text:span><text:span text:style-name="T22"> – </text:span><text:span text:style-name="Strong_20_Emphasis"><text:span text:style-name="T21">Afrisoft Ltd</text:span></text:span><text:span text:style-name="T22"> | Kampala, Uganda<text:line-break/></text:span><text:span text:style-name="Emphasis"><text:span text:style-name="T22">2024 – Present</text:span></text:span></text:p>
      <text:list text:style-name="L17">
        <text:list-item>
          <text:p text:style-name="P22">Lead frontend and backend development of scalable web applications using Django, Laravel, and React.</text:p>
        </text:list-item>
        <text:list-item>
          <text:p text:style-name="P22">Integrated real-time APIs and deployed cross-platform systems to enhance user engagement and system interoperability.</text:p>
        </text:list-item>
        <text:list-item>
          <text:p text:style-name="P22">Collaborated with cross-functional teams to deliver high-performance digital solutions.</text:p>
        </text:list-item>
      </text:list>
      <text:p text:style-name="P2"><text:span text:style-name="Strong_20_Emphasis"><text:span text:style-name="T21">Web Developer</text:span></text:span><text:span text:style-name="T22"> – </text:span><text:span text:style-name="Strong_20_Emphasis"><text:span text:style-name="T21">WildMed Safaris</text:span></text:span><text:span text:style-name="T22"> | Remote<text:line-break/></text:span><text:span text:style-name="Emphasis"><text:span text:style-name="T22">2024 – Present</text:span></text:span></text:p>
      <text:list text:style-name="L18">
        <text:list-item>
          <text:p text:style-name="P23">Designed and maintained responsive tourism platforms, improving user experience and booking conversions.</text:p>
        </text:list-item>
        <text:list-item>
          <text:p text:style-name="P23">Managed SEO and digital marketing campaigns, increasing organic traffic by 30% within three months.</text:p>
        </text:list-item>
        <text:list-item>
          <text:p text:style-name="P23">Developed client-facing dashboards to enhance customer engagement and retention.</text:p>
        </text:list-item>
      </text:list>
      <text:p text:style-name="P2"><text:span text:style-name="Strong_20_Emphasis"><text:span text:style-name="T21">Software Developer</text:span></text:span><text:span text:style-name="T22"> – </text:span><text:span text:style-name="Strong_20_Emphasis"><text:span text:style-name="T21">Tattuintel Ltd</text:span></text:span><text:span text:style-name="T22"> | Kampala, Uganda<text:line-break/>*2023 – 2024*</text:span></text:p>
      <text:list text:style-name="L19">
        <text:list-item>
          <text:p text:style-name="P24">Built and deployed mobile and web applications, including an ML-driven logistics platform and a wedding planning app.</text:p>
        </text:list-item>
        <text:list-item>
          <text:p text:style-name="P24">Contributed to full-stack development cycles from concept to deployment, ensuring robust and scalable architecture.</text:p>
        </text:list-item>
      </text:list>
      <text:p text:style-name="P2"><text:span text:style-name="Strong_20_Emphasis"><text:span text:style-name="T21">IT Intern</text:span></text:span><text:span text:style-name="T22"> – </text:span><text:span text:style-name="Strong_20_Emphasis"><text:span text:style-name="T21">National Information Technology Authority Uganda (NITA-U)</text:span></text:span><text:span text:style-name="T22"><text:line-break/>*2023*</text:span></text:p>
      <text:list text:style-name="L20">
        <text:list-item>
          <text:p text:style-name="P25">Developed intelligent chatbots and internal automation tools using Python and Dialogflow, reducing response time by 40%.</text:p>
        </text:list-item>
        <text:list-item>
          <text:p text:style-name="P25">Created operational dashboards to streamline internal workflows and reporting.</text:p>
        </text:list-item>
      </text:list>
      <text:p text:style-name="P21"/>
      <text:p text:style-name="P21"/>
      <text:p text:style-name="P21"/>
      <text:p text:style-name="P2"><text:soft-page-break/><text:span text:style-name="Strong_20_Emphasis"><text:span text:style-name="T21">IT Intern</text:span></text:span><text:span text:style-name="T22"> – </text:span><text:span text:style-name="Strong_20_Emphasis"><text:span text:style-name="T21">National Agricultural Research Organization (NARO)</text:span></text:span><text:span text:style-name="T22"><text:line-break/>*2022*</text:span></text:p>
      <text:list text:style-name="L21">
        <text:list-item>
          <text:p text:style-name="P26">Performed software installations and provided technical support across multiple departments.</text:p>
        </text:list-item>
        <text:list-item>
          <text:p text:style-name="P26">Assisted in maintaining IT infrastructure and troubleshooting system issues.</text:p>
        </text:list-item>
      </text:list>
      <text:p text:style-name="P2"><text:span text:style-name="Strong_20_Emphasis"><text:span text:style-name="T21">IT Officer</text:span></text:span><text:span text:style-name="T22"> – </text:span><text:span text:style-name="Strong_20_Emphasis"><text:span text:style-name="T21">Kagoma Tech</text:span></text:span><text:span text:style-name="T22"> | Jinja, Uganda<text:line-break/>*2021 – 2022*</text:span></text:p>
      <text:list text:style-name="L22">
        <text:list-item>
          <text:p text:style-name="P27">Delivered IT support, system maintenance, and network administration for clients.</text:p>
        </text:list-item>
        <text:list-item>
          <text:p text:style-name="P36"><text:span text:style-name="T11">Set up and configured hardware/software solutions for small businesses and educational institutions.</text:span></text:p>
        </text:list-item>
      </text:list>
      <text:h text:style-name="P1" text:outline-level="3"><text:span text:style-name="Strong_20_Emphasis"><text:span text:style-name="T20">SOME </text:span></text:span><text:span text:style-name="Strong_20_Emphasis"><text:span text:style-name="T19">PROJECTS</text:span></text:span></text:h>
      <text:p text:style-name="P2"><text:span text:style-name="Strong_20_Emphasis"><text:span text:style-name="T21">Op Energy</text:span></text:span><text:span text:style-name="T22"> – </text:span><text:span text:style-name="Emphasis"><text:span text:style-name="T22">Laravel, Supabase, IoT</text:span></text:span></text:p>
      <text:list text:style-name="L23">
        <text:list-item>
          <text:p text:style-name="P28">Developed a real-time household energy monitoring system with remote socket control via embedded hardware.</text:p>
        </text:list-item>
        <text:list-item>
          <text:p text:style-name="P28">Enabled conversion of money to prepaid energy units, reducing manual top-ups by 60%.</text:p>
        </text:list-item>
      </text:list>
      <text:p text:style-name="P2"><text:span text:style-name="Strong_20_Emphasis"><text:span text:style-name="T21">Smart Farming System</text:span></text:span><text:span text:style-name="T22"> – </text:span><text:span text:style-name="Emphasis"><text:span text:style-name="T22">Embedded Systems, Python, Sensors</text:span></text:span></text:p>
      <text:list text:style-name="L24">
        <text:list-item>
          <text:p text:style-name="P29">Built an IoT device that collects soil data (pH, moisture, nutrients) and provides crop/maturity recommendations.</text:p>
        </text:list-item>
        <text:list-item>
          <text:p text:style-name="P29">Integrated a live dashboard for farmers, improving crop yield planning and resource allocation.</text:p>
        </text:list-item>
      </text:list>
      <text:p text:style-name="P2"><text:span text:style-name="Strong_20_Emphasis"><text:span text:style-name="T21">RouteWise</text:span></text:span><text:span text:style-name="T22"> – </text:span><text:span text:style-name="Emphasis"><text:span text:style-name="T22">React Native, Django, Supabase</text:span></text:span></text:p>
      <text:list text:style-name="L25">
        <text:list-item>
          <text:p text:style-name="P30">Created a school shuttle tracking app with ML-based route optimization using live traffic, weather, and accident data.</text:p>
        </text:list-item>
        <text:list-item>
          <text:p text:style-name="P30">Reduced average travel time by 25% through dynamic routing.</text:p>
        </text:list-item>
      </text:list>
      <text:p text:style-name="P2"><text:span text:style-name="Strong_20_Emphasis"><text:span text:style-name="T21">WonderWedding</text:span></text:span><text:span text:style-name="T22"> – </text:span><text:span text:style-name="Emphasis"><text:span text:style-name="T22">Flutter, Firebase</text:span></text:span></text:p>
      <text:list text:style-name="L26">
        <text:list-item>
          <text:p text:style-name="P31">Designed a comprehensive wedding planning mobile app managing budgets, guest lists, schedules, and vendor coordination.</text:p>
        </text:list-item>
        <text:list-item>
          <text:p text:style-name="P31">Served 500+ users during initial launch phase.</text:p>
        </text:list-item>
      </text:list>
      <text:p text:style-name="P2"><text:soft-page-break/><text:span text:style-name="Strong_20_Emphasis"><text:span text:style-name="T21">TheShop</text:span></text:span><text:span text:style-name="T22"> – </text:span><text:span text:style-name="Emphasis"><text:span text:style-name="T22">React, FastAPI</text:span></text:span></text:p>
      <text:list text:style-name="L27">
        <text:list-item>
          <text:p text:style-name="P32">Developed a full-featured e-commerce platform with cart, checkout, admin panel, and product recommendation engine.</text:p>
        </text:list-item>
      </text:list>
      <text:p text:style-name="P2"><text:span text:style-name="Strong_20_Emphasis"><text:span text:style-name="T21">Matendo Medical System</text:span></text:span><text:span text:style-name="T22"> – </text:span><text:span text:style-name="Emphasis"><text:span text:style-name="T22">Laravel, MySQL</text:span></text:span></text:p>
      <text:list text:style-name="L28">
        <text:list-item>
          <text:p text:style-name="P33">Secured platform connecting patients with health workers and storing digital health records.</text:p>
        </text:list-item>
        <text:list-item>
          <text:p text:style-name="P37"><text:span text:style-name="T11">Facilitated remote consultations and improved medical data accessibility.</text:span></text:p>
        </text:list-item>
      </text:list>
      <text:h text:style-name="P1" text:outline-level="3"><text:span text:style-name="Strong_20_Emphasis"><text:span text:style-name="T19">EDUCATION</text:span></text:span></text:h>
      <text:p text:style-name="P2"><text:span text:style-name="Strong_20_Emphasis"><text:span text:style-name="T21">Bachelor of Science in Software Engineering</text:span></text:span><text:span text:style-name="T22"><text:line-break/>Makerere University, Kampala, Uganda<text:line-break/></text:span><text:span text:style-name="Emphasis"><text:span text:style-name="T22">2021 – 2025 (Completed)</text:span></text:span></text:p>
      <text:p text:style-name="P2"><text:span text:style-name="Strong_20_Emphasis"><text:span text:style-name="T21">Diploma in Computer Science</text:span></text:span><text:span text:style-name="T22"><text:line-break/>Makerere University Business School<text:line-break/>*2018 – 2020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3:13:55.800617281</meta:creation-date>
    <dc:date>2025-12-08T13:20:19.376791313</dc:date>
    <meta:editing-duration>PT6M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55" meta:word-count="599" meta:character-count="4544" meta:non-whitespace-character-count="4016"/>
  </office:meta>
</office:document-meta>
</file>